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ONAL GREETINGS FROM PAUL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ONAL GREETINGS FROM PAUL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cipients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cipients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Paul writes to the Corinthian believers (1:1-2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Paul writes to all believers (1:2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ONAL GREETINGS FROM PAUL (1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cipients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 (1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1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ERSONAL GREETINGS FROM PAUL (1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RAYER OF PAUL (1:4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AYER OF PAUL (1:4-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aul thanks God for the gifts God has given the Corinthian believers (1:4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aul thanks God for the guarantee God gave the Corinthian believers (1:8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1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ONAL GREETINGS FROM PAUL (1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AYER OF PAUL (1:4-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BLEMS ADDRESSED BY PAUL (1:10-3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ROBLEMS ADDRESSED BY PAUL (1:10-31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y are elevating human leaders (1:10-17)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y are elevating human leaders (1:10-17).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individuals (1:10-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issue (1:14-16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insanity (1:13, 1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The insanity (1:13, 17):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"Was I, Paul, crucified for you?" (1:13a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"Were any of you baptized in the name of Paul?" (1:13b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"Christ didn't send me to baptize, but to preach the Good News" (1:17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y are elevating human leaders (1:10-17)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dividuals (1:10-1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issue (1:14-1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insanity (1:13, 1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PROBLEMS ADDRESSED BY PAUL (1:10-31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y are elevating human leaders (1:10-17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y are exalting human wisdom (1:18-3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-title-Title-Slide" presentation:presentation-page-layout-name="Master1-PPL1" draw:id="Slide-268">
        <draw:frame draw:id="id107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<text:s text:c="1"/>They are exalting human wisdom (1:18-31):<text:s text:c="1"/></text:span><text:span text:style-name="a609" text:class-names=""/></text:p>
          </draw:text-box>
          <svg:title/>
          <svg:desc/>
        </draw:frame>
        <draw:frame draw:id="id108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response to God's wisdom (1:18, 22-23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14" draw:style-name="a617" draw:master-page-name="Master1-Layout1-title-Title-Slide" presentation:presentation-page-layout-name="Master1-PPL1" draw:id="Slide-269">
        <draw:frame draw:id="id109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<text:s text:c="1"/>The response to God's wisdom (1:18, 22-23)<text:s text:c="1"/></text:span><text:span text:style-name="a619" text:class-names=""/></text:p>
          </draw:text-box>
          <svg:title/>
          <svg:desc/>
        </draw:frame>
        <draw:frame draw:id="id110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In regard to unbelieving Jews and Gentiles (1:18, 22-23)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5" draw:style-name="a627" draw:master-page-name="Master1-Layout12-tx-Title-and-Text" presentation:presentation-page-layout-name="Master1-PPL12" draw:id="Slide-270">
        <draw:frame draw:id="id111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In regard to unbelieving Jews and Gentiles (1:18, 22-23)<text:s text:c="1"/></text:span><text:span text:style-name="a629" text:class-names=""/></text:p>
          </draw:text-box>
          <svg:title/>
          <svg:desc/>
        </draw:frame>
        <draw:frame draw:id="id112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the Jews who demand supernatural signs, it becomes a stumbling block (1:18a, 22a, 23a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the Gentiles who depend upon vain philosophy, it becomes foolishness (1:18b, 22b, 23b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6" draw:style-name="a642" draw:master-page-name="Master1-Layout12-tx-Title-and-Text" presentation:presentation-page-layout-name="Master1-PPL12" draw:id="Slide-271">
        <draw:frame draw:id="id113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response to God's wisdom (1:18, 22-23)<text:s text:c="1"/></text:span><text:span text:style-name="a644" text:class-names=""/></text:p>
          </draw:text-box>
          <svg:title/>
          <svg:desc/>
        </draw:frame>
        <draw:frame draw:id="id114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In regard to unbelieving Jews and Gentiles (1:18, 22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n regard to believing Jews and Gentiles (1:18c, 24-25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7" draw:style-name="a657" draw:master-page-name="Master1-Layout12-tx-Title-and-Text" presentation:presentation-page-layout-name="Master1-PPL12" draw:id="Slide-272">
        <draw:frame draw:id="id115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y are exalting human wisdom (1:18-31):<text:s text:c="1"/></text:span><text:span text:style-name="a659" text:class-names=""/></text:p>
          </draw:text-box>
          <svg:title/>
          <svg:desc/>
        </draw:frame>
        <draw:frame draw:id="id116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response to God's wisdom (1:18, 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results of God's wisdom (1:19-21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8" draw:style-name="a672" draw:master-page-name="Master1-Layout12-tx-Title-and-Text" presentation:presentation-page-layout-name="Master1-PPL12" draw:id="Slide-273">
        <draw:frame draw:id="id117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results of God's wisdom (1:19-21)<text:s text:c="1"/></text:span><text:span text:style-name="a674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t is used to destroy worldly wisdom (1:19-20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t is used to deliver repenting sinners (1: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y are exalting human wisdom (1:18-31):<text:s text:c="1"/></text:span><text:span text:style-name="a689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response to God's wisdom (1:18, 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results of God's wisdom (1:19-2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ason for God's wisdom (1:26-3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reason for God's wisdom (1:26-31):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Paul's overview (1:27-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Paul's observation (1: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y are exalting human wisdom (1:18-31):<text:s text:c="1"/></text:span><text:span text:style-name="a722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response to God's wisdom (1:18, 22-2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results of God's wisdom (1:19-21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reason for God's wisdom (1:26-3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THE PROBLEMS ADDRESSED BY PAUL (1:10-31):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y are elevating human leaders (1:10-17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y are exalting human wisdom (1:18-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2-tx-Title-and-Text" presentation:presentation-page-layout-name="Master1-PPL12" draw:id="Slide-278">
        <draw:frame draw:id="id127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1 Corinthians 1<text:s text:c="1"/></text:span><text:span text:style-name="a755" text:class-names=""/></text:p>
          </draw:text-box>
          <svg:title/>
          <svg:desc/>
        </draw:frame>
        <draw:frame draw:id="id128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THE PERSONAL GREETINGS FROM PAUL (1:1-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PRAYER OF PAUL (1:4-9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PROBLEMS ADDRESSED BY PAUL (1:10-31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 </dc:title>
    <meta:initial-creator>David STRICKLAND</meta:initial-creator>
    <dc:creator>David STRICKLAND</dc:creator>
    <meta:creation-date>2020-02-23T23:30:10Z</meta:creation-date>
    <dc:date>2020-02-23T23:30:10Z</dc:date>
    <meta:template xlink:href="BibleStudy" xlink:type="simple"/>
    <meta:editing-cycles>1</meta:editing-cycles>
    <meta:editing-duration>PT0S</meta:editing-duration>
    <meta:document-statistic meta:paragraph-count="71" meta:word-count="654"/>
  </office:meta>
</office:document-meta>
</file>